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fo:text-indent="0in"/>
      <style:text-properties fo:language="ru" fo:country="RU"/>
    </style:style>
    <style:style style:name="T2" style:parent-style-name="Основнойшрифтабзаца" style:family="text">
      <style:text-properties fo:language="ru" fo:country="RU"/>
    </style:style>
    <style:style style:name="T3" style:parent-style-name="Гиперссылка" style:family="text">
      <style:text-properties fo:language="ru" fo:country="RU"/>
    </style:style>
    <style:style style:name="T4" style:parent-style-name="Гиперссылка" style:family="text">
      <style:text-properties fo:language="ru" fo:country="RU"/>
    </style:style>
    <style:style style:name="T5" style:parent-style-name="Гиперссылка" style:family="text">
      <style:text-properties fo:language="ru" fo:country="RU"/>
    </style:style>
    <style:style style:name="P6" style:parent-style-name="Оглавление2" style:family="paragraph">
      <style:paragraph-properties fo:text-align="start">
        <style:tab-stops>
          <style:tab-stop style:type="left" style:position="0.2638in"/>
          <style:tab-stop style:type="right" style:leader-style="dotted" style:leader-text="." style:position="6.4923in"/>
        </style:tab-stops>
      </style:paragraph-properties>
    </style:style>
    <style:style style:name="T7" style:parent-style-name="Гиперссылка" style:family="text">
      <style:text-properties fo:language="ru" fo:country="RU"/>
    </style:style>
    <style:style style:name="P8" style:parent-style-name="Оглавление2" style:family="paragraph">
      <style:paragraph-properties fo:text-align="start">
        <style:tab-stops>
          <style:tab-stop style:type="left" style:position="0.2638in"/>
          <style:tab-stop style:type="right" style:leader-style="dotted" style:leader-text="." style:position="6.4923in"/>
        </style:tab-stops>
      </style:paragraph-properties>
    </style:style>
    <style:style style:name="T9" style:parent-style-name="Гиперссылка" style:family="text">
      <style:text-properties fo:language="ru" fo:country="RU"/>
    </style:style>
    <style:style style:name="T10" style:parent-style-name="Гиперссылка" style:family="text">
      <style:text-properties fo:language="ru" fo:country="RU"/>
    </style:style>
    <style:style style:name="T11" style:parent-style-name="Гиперссылка" style:family="text">
      <style:text-properties fo:language="ru" fo:country="RU"/>
    </style:style>
    <style:style style:name="P12" style:parent-style-name="Обычный" style:family="paragraph">
      <style:paragraph-properties fo:text-align="start"/>
    </style:style>
    <style:style style:name="P13" style:parent-style-name="Обычный" style:family="paragraph">
      <style:paragraph-properties fo:text-align="center" fo:text-indent="0in"/>
      <style:text-properties fo:language="ru" fo:country="RU"/>
    </style:style>
    <style:style style:name="P14" style:parent-style-name="Абзацсписка" style:family="paragraph">
      <style:paragraph-properties fo:text-align="start"/>
      <style:text-properties fo:language="ru" fo:country="RU"/>
    </style:style>
    <style:style style:name="P15" style:parent-style-name="Абзацсписка" style:family="paragraph">
      <style:paragraph-properties fo:text-align="start" fo:text-indent="0in"/>
    </style:style>
    <style:style style:name="T16" style:parent-style-name="Основнойшрифтабзаца" style:family="text">
      <style:text-properties fo:language="ru" fo:country="RU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ru" fo:country="RU"/>
    </style:style>
    <style:style style:name="T21" style:parent-style-name="Основнойшрифтабзаца" style:family="text">
      <style:text-properties fo:language="en" fo:country="US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P30" style:parent-style-name="Абзацсписка" style:family="paragraph">
      <style:paragraph-properties fo:text-align="start"/>
      <style:text-properties fo:language="ru" fo:country="RU"/>
    </style:style>
    <style:style style:name="P31" style:parent-style-name="Обычный" style:family="paragraph">
      <style:paragraph-properties fo:margin-left="0.4916in" fo:text-indent="0in">
        <style:tab-stops/>
      </style:paragraph-properties>
      <style:text-properties fo:language="ru" fo:country="RU"/>
    </style:style>
    <style:style style:name="P32" style:parent-style-name="Абзацсписка" style:family="paragraph">
      <style:paragraph-properties fo:margin-left="0.6437in" fo:text-indent="0in">
        <style:tab-stops/>
      </style:paragraph-properties>
      <style:text-properties fo:language="ru" fo:country="RU"/>
    </style:style>
    <style:style style:name="P33" style:parent-style-name="Абзацсписка" style:family="paragraph">
      <style:paragraph-properties fo:margin-left="0.6437in" fo:text-indent="0in">
        <style:tab-stops/>
      </style:paragraph-properties>
      <style:text-properties fo:language="ru" fo:country="RU"/>
    </style:style>
    <style:style style:name="P34" style:parent-style-name="Абзацсписка" style:family="paragraph">
      <style:paragraph-properties fo:margin-left="0.6437in" fo:text-indent="0in">
        <style:tab-stops/>
      </style:paragraph-properties>
      <style:text-properties fo:language="ru" fo:country="RU"/>
    </style:style>
    <style:style style:name="P35" style:parent-style-name="Абзацсписка" style:family="paragraph">
      <style:paragraph-properties fo:margin-left="0.6437in" fo:text-indent="0in">
        <style:tab-stops/>
      </style:paragraph-properties>
      <style:text-properties fo:language="ru" fo:country="RU"/>
    </style:style>
    <style:style style:name="P36" style:parent-style-name="Абзацсписка" style:family="paragraph">
      <style:paragraph-properties fo:margin-left="0.6437in" fo:text-indent="0in">
        <style:tab-stops/>
      </style:paragraph-properties>
      <style:text-properties fo:language="ru" fo:country="RU"/>
    </style:style>
    <style:style style:name="P37" style:parent-style-name="Абзацсписка" style:family="paragraph">
      <style:paragraph-properties fo:margin-left="0.6437in" fo:text-indent="0in">
        <style:tab-stops/>
      </style:paragraph-properties>
      <style:text-properties fo:language="ru" fo:country="RU"/>
    </style:style>
    <style:style style:name="P38" style:parent-style-name="Обычный" style:family="paragraph">
      <style:paragraph-properties fo:margin-left="0.4916in" fo:text-indent="0in">
        <style:tab-stops/>
      </style:paragraph-properties>
      <style:text-properties fo:language="ru" fo:country="RU"/>
    </style:style>
    <style:style style:name="P39" style:parent-style-name="Абзацсписка" style:family="paragraph">
      <style:paragraph-properties fo:text-align="start" fo:text-indent="0in"/>
      <style:text-properties fo:language="ru" fo:country="RU"/>
    </style:style>
    <style:style style:name="P40" style:parent-style-name="Абзацсписка" style:family="paragraph">
      <style:paragraph-properties fo:text-align="start"/>
      <style:text-properties fo:language="ru" fo:country="RU"/>
    </style:style>
    <style:style style:name="P41" style:parent-style-name="Абзацсписка" style:family="paragraph">
      <style:paragraph-properties fo:text-align="start" fo:text-indent="0in"/>
      <style:text-properties fo:language="ru" fo:country="RU"/>
    </style:style>
    <style:style style:name="P42" style:parent-style-name="Абзацсписка" style:family="paragraph">
      <style:paragraph-properties fo:text-align="start"/>
      <style:text-properties fo:language="ru" fo:country="RU"/>
    </style:style>
    <style:style style:name="P43" style:parent-style-name="Абзацсписка" style:family="paragraph">
      <style:paragraph-properties fo:text-align="start" fo:margin-left="1.25in" fo:text-indent="0in">
        <style:tab-stops/>
      </style:paragraph-properties>
      <style:text-properties fo:language="ru" fo:country="RU"/>
    </style:style>
    <style:style style:name="P44" style:parent-style-name="Абзацсписка" style:family="paragraph">
      <style:paragraph-properties fo:text-align="start" fo:margin-left="1.25in" fo:text-indent="0in">
        <style:tab-stops/>
      </style:paragraph-properties>
      <style:text-properties fo:language="ru" fo:country="RU"/>
    </style:style>
    <style:style style:name="P45" style:parent-style-name="Абзацсписка" style:family="paragraph">
      <style:paragraph-properties fo:text-align="start" fo:margin-left="1.25in" fo:text-indent="0in">
        <style:tab-stops/>
      </style:paragraph-properties>
      <style:text-properties fo:language="ru" fo:country="RU"/>
    </style:style>
    <style:style style:name="P46" style:parent-style-name="Абзацсписка" style:family="paragraph">
      <style:paragraph-properties fo:text-align="start" fo:margin-left="1.25in" fo:text-indent="0in">
        <style:tab-stops/>
      </style:paragraph-properties>
      <style:text-properties fo:language="ru" fo:country="RU"/>
    </style:style>
    <style:style style:name="P47" style:parent-style-name="Абзацсписка" style:family="paragraph">
      <style:paragraph-properties fo:text-align="start"/>
      <style:text-properties fo:language="ru" fo:country="RU"/>
    </style:style>
    <style:style style:name="P48" style:parent-style-name="Абзацсписка" style:family="paragraph">
      <style:paragraph-properties fo:text-align="start" fo:margin-left="1.25in" fo:text-indent="0in">
        <style:tab-stops/>
      </style:paragraph-properties>
      <style:text-properties fo:language="ru" fo:country="RU"/>
    </style:style>
    <style:style style:name="P49" style:parent-style-name="Абзацсписка" style:family="paragraph">
      <style:paragraph-properties fo:text-align="start" fo:margin-left="1.25in" fo:text-indent="0in">
        <style:tab-stops/>
      </style:paragraph-properties>
      <style:text-properties fo:language="ru" fo:country="RU"/>
    </style:style>
    <style:style style:name="P50" style:parent-style-name="Абзацсписка" style:family="paragraph">
      <style:paragraph-properties fo:text-align="start"/>
      <style:text-properties fo:language="ru" fo:country="RU"/>
    </style:style>
    <style:style style:name="P51" style:parent-style-name="Абзацсписка" style:family="paragraph">
      <style:paragraph-properties fo:text-align="start" fo:text-indent="0in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P59" style:parent-style-name="Абзацсписка" style:family="paragraph">
      <style:paragraph-properties fo:text-align="start"/>
      <style:text-properties fo:language="ru" fo:country="RU"/>
    </style:style>
    <style:style style:name="P60" style:parent-style-name="Абзацсписка" style:family="paragraph">
      <style:paragraph-properties fo:text-align="start" fo:text-indent="0in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ru" fo:country="RU"/>
    </style:style>
    <style:style style:name="P64" style:parent-style-name="Абзацсписка" style:family="paragraph">
      <style:paragraph-properties fo:text-align="start" fo:text-indent="0in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ru" fo:country="RU"/>
    </style:style>
    <style:style style:name="P68" style:parent-style-name="Абзацсписка" style:family="paragraph">
      <style:paragraph-properties fo:text-align="start" fo:text-indent="0in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ru" fo:country="RU"/>
    </style:style>
    <style:style style:name="P72" style:parent-style-name="Абзацсписка" style:family="paragraph">
      <style:paragraph-properties fo:text-align="start" fo:text-indent="0in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ru" fo:country="RU"/>
    </style:style>
    <style:style style:name="P76" style:parent-style-name="Абзацсписка" style:family="paragraph">
      <style:paragraph-properties fo:text-align="start" fo:text-indent="0in"/>
      <style:text-properties fo:language="ru" fo:country="RU"/>
    </style:style>
    <style:style style:name="P77" style:parent-style-name="Абзацсписка" style:family="paragraph">
      <style:text-properties fo:language="ru" fo:country="RU"/>
    </style:style>
    <style:style style:name="P78" style:parent-style-name="Абзацсписка" style:family="paragraph">
      <style:paragraph-properties fo:text-align="start" fo:text-indent="0in"/>
      <style:text-properties fo:language="ru" fo:country="RU"/>
    </style:style>
    <style:style style:name="P79" style:parent-style-name="Абзацсписка" style:family="paragraph">
      <style:paragraph-properties fo:text-align="center" fo:text-indent="0in"/>
      <style:text-properties fo:language="ru" fo:country="RU"/>
    </style:style>
  </office:automatic-styles>
  <office:body>
    <office:text text:use-soft-page-breaks="true">
      <text:p text:style-name="P1">Руководство Пользователя</text:p>
      <text:p text:style-name="Заголовокоглавления"><text:span text:style-name="T2">Оглавление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Оглавление1"><text:a xlink:href="#_Toc359769551" office:target-frame-name="_top" xlink:show="replace"><text:span text:style-name="T3">1. Описание игры</text:span><text:tab/>1</text:a></text:p>
          <text:p text:style-name="Оглавление1"><text:a xlink:href="#_Toc359769552" office:target-frame-name="_top" xlink:show="replace"><text:span text:style-name="T4">2.Главное меню</text:span><text:tab/>1</text:a></text:p>
          <text:p text:style-name="Оглавление1"><text:a xlink:href="#_Toc359769553" office:target-frame-name="_top" xlink:show="replace"><text:span text:style-name="T5">3.Игровой процесс</text:span><text:tab/>1</text:a></text:p>
          <text:p text:style-name="P6"><text:a xlink:href="#_Toc359769554" office:target-frame-name="_top" xlink:show="replace"><text:span text:style-name="T7">a.Глобальная карта</text:span><text:tab/>1</text:a></text:p>
          <text:p text:style-name="P8"><text:a xlink:href="#_Toc359769555" office:target-frame-name="_top" xlink:show="replace"><text:span text:style-name="T9">b.Боевая карта</text:span><text:tab/>1</text:a></text:p>
          <text:p text:style-name="Оглавление1"><text:a xlink:href="#_Toc359769556" office:target-frame-name="_top" xlink:show="replace"><text:span text:style-name="T10">4.Редактор карт</text:span><text:tab/>1</text:a></text:p>
          <text:p text:style-name="Оглавление1"><text:a xlink:href="#_Toc359769557" office:target-frame-name="_top" xlink:show="replace"><text:span text:style-name="T11">5.Авторы</text:span><text:tab/>1</text:a></text:p>
        </text:index-body>
      </text:table-of-content>
      <text:p text:style-name="P12"/>
      <text:p text:style-name="P13"/>
      <text:list text:style-name="LFO2" text:continue-numbering="true">
        <text:list-item>
          <text:p text:style-name="P14"><text:bookmark-start text:name="_Toc359769551"/>Описание игры<text:bookmark-end text:name="_Toc359769551"/></text:p>
        </text:list-item>
      </text:list>
      <text:p text:style-name="P15"><text:span text:style-name="T16">Игра<text:s/></text:span><text:span text:style-name="T17">War</text:span><text:span text:style-name="T18"><text:s/></text:span><text:span text:style-name="T19">For</text:span><text:span text:style-name="T20"><text:s/></text:span><text:span text:style-name="T21">Cookies</text:span><text:span text:style-name="T22"><text:s/>–</text:span><text:span text:style-name="T23"><text:s/>игра на двоих жанра</text:span><text:span text:style-name="T24"><text:s/></text:span><text:span text:style-name="T25">пошаговая стратегия.<text:s/></text:span><text:span text:style-name="T26">У<text:s/></text:span><text:span text:style-name="T27">Основная цель игры –<text:s/></text:span><text:span text:style-name="T28">захватывая ценные ресурсы – печеньки и молоко, строить армию и<text:s/></text:span><text:span text:style-name="T29">одержать победу над противником.<text:s/></text:span></text:p>
      <text:list text:style-name="LFO2" text:continue-numbering="true">
        <text:list-item>
          <text:p text:style-name="P30"><text:bookmark-start text:name="_Toc359769552"/>Главное меню<text:bookmark-end text:name="_Toc359769552"/></text:p>
        </text:list-item>
      </text:list>
      <text:p text:style-name="P31">Главное меню состоит из следующих опций:</text:p>
      <text:p text:style-name="P32">«Начать игру» - начинает новую игру, загружает стандартную карту либо, при наличии нескольких карт, дает их список для выбора.</text:p>
      <text:p text:style-name="P33">«Загрузить игру» - дает список файлов сохранений, доступных для загрузки.</text:p>
      <text:p text:style-name="P34">«Редактор карт» - открывает редактор карт.</text:p>
      <text:p text:style-name="P35">«Настройки» - дает доступ к списку изменяемых опций<text:s/>игры: цвета игроков, разрешение,<text:s/>различные<text:s/>ограничения на игровой процесс<text:s/>(без танков, артиллерии, стартовое развитие<text:s/>базы<text:s/>и т.д.). В этой версии игры настройки – недоступны (увы и ах).</text:p>
      <text:p text:style-name="P36">«Создатели» - показывает авторов игры.</text:p>
      <text:p text:style-name="P37">«Выход» - закрывает программу.</text:p>
      <text:p text:style-name="P38"/>
      <text:p text:style-name="P39"/>
      <text:list text:style-name="LFO2" text:continue-numbering="true">
        <text:list-item>
          <text:p text:style-name="P40"><text:bookmark-start text:name="_Toc359769553"/>Игровой процесс<text:bookmark-end text:name="_Toc359769553"/></text:p>
        </text:list-item>
      </text:list>
      <text:p text:style-name="P41">Игровой процесс состоит из найма войск, управления ими на глобальной карте, а так же непосредственным сражением с войсками противника. Победа в игре достигается, если игрок одержал победу над противником на его базе.</text:p>
      <text:list text:style-name="LFO3" text:continue-numbering="true">
        <text:list-item>
          <text:list>
            <text:list-item>
              <text:p text:style-name="P42"><text:bookmark-start text:name="_Toc359769554"/>Глобальная карта<text:bookmark-end text:name="_Toc359769554"/></text:p>
            </text:list-item>
          </text:list>
        </text:list-item>
      </text:list>
      <text:p text:style-name="P43">На глобальной карте расположены:<text:line-break/>Базы игроков: место, где вы сможете нанимать войска. Она дает так же некоторое количество ресурсов – печенек и молока. Так же е необходимо тщательно охранять: ведь её потеря – проигрыш всей игры!</text:p>
      <text:p text:style-name="P44">Армии – группировки войск, расположенные на 1 клетке. Вы можете управлять вашими армиями; и ими вы можете захватывать ресурсные строения и атаковать врага. <text:s/>Управление армиями осуществляется с помощью стрелок курсора.</text:p>
      <text:p text:style-name="P45">Ресурсные здания: печенюшные шахты и молочные фермы, которые соответственно производят печеньки и молоко.<text:s/>Печеньки ограничивают количество войск, которые могут наниматься за ход; их количество сбрасывается каждый ход. Молоко – аналогично простой валюте, и оно накапливается пока не будет растрачено.</text:p>
      <text:p text:style-name="P46"/>
      <text:list text:style-name="LFO3" text:continue-numbering="true">
        <text:list-item>
          <text:list>
            <text:list-item>
              <text:p text:style-name="P47"><text:bookmark-start text:name="_Toc359769555"/>Боевая карта<text:bookmark-end text:name="_Toc359769555"/></text:p>
            </text:list-item>
          </text:list>
        </text:list-item>
      </text:list>
      <text:p text:style-name="P48">Если игрок решил напасть на другого игрока, он должен просто подвести свою армию к чужой/чужому обьекту. Появится окно, в котором будет примерная оценка шансов на победу, а так же варианты действий: отступить (доступна если не все очки хода потрачены), доверить бой компьютеру(рекомендовано при сильном перевесе) или же управлять боем самому.</text:p>
      <text:soft-page-break/>
      <text:p text:style-name="P49">Бой осуществляется на специальной боевой карте. Юниты обеих армий располагаются на противоположных концах, после чего<text:s/>каждый игрок по очереди ходит своими отрядами.<text:s/>Во время хода можно передвинуть отряд(стрелками курсора), атаковать вражеский(правая кнопка мыши на нем) или же пропустить ход,<text:s/>Бой заканчивается, если все юниты одной из сторон повержены.</text:p>
      <text:list text:style-name="LFO2" text:continue-numbering="true">
        <text:list-item>
          <text:p text:style-name="P50"><text:bookmark-start text:name="_Toc359769556"/>Редактор карт<text:bookmark-end text:name="_Toc359769556"/></text:p>
        </text:list-item>
      </text:list>
      <text:p text:style-name="P51"><text:span text:style-name="T52">Это инструмент для создания глобальных карт. Он использовался для создания текущей локации, а игрок может использовать его для создания своей или редактирования существующей карты. Клавиша<text:s/></text:span><text:span text:style-name="T53">f5</text:span><text:span text:style-name="T54"><text:s/>сохраняет карту</text:span><text:span text:style-name="T55"><text:s/>f9</text:span><text:span text:style-name="T56"><text:s/>– загружает су</text:span><text:span text:style-name="T57">щ</text:span><text:span text:style-name="T58">ествующую.</text:span></text:p>
      <text:list text:style-name="LFO2" text:continue-numbering="true">
        <text:list-item>
          <text:p text:style-name="P59"><text:bookmark-start text:name="_Toc359769557"/>Авторы<text:bookmark-end text:name="_Toc359769557"/>:</text:p>
        </text:list-item>
      </text:list>
      <text:p text:style-name="P60"><text:span text:style-name="T61">Женя<text:s/></text:span><text:span text:style-name="T62">“azon”</text:span><text:span text:style-name="T63"><text:s/>Дарнапук</text:span></text:p>
      <text:p text:style-name="P64"><text:span text:style-name="T65">Рома<text:s/></text:span><text:span text:style-name="T66">“merorh”<text:s/></text:span><text:span text:style-name="T67">Лыков</text:span></text:p>
      <text:p text:style-name="P68"><text:span text:style-name="T69">Вадим<text:s/></text:span><text:span text:style-name="T70">“heiker”<text:s/></text:span><text:span text:style-name="T71">Орлов</text:span></text:p>
      <text:p text:style-name="P72"><text:span text:style-name="T73">Игорь<text:s/></text:span><text:span text:style-name="T74">“kio_4ever”<text:s/></text:span><text:span text:style-name="T75">Кандыба</text:span></text:p>
      <text:p text:style-name="P76">Денис Гончаров</text:p>
      <text:p text:style-name="P77"/>
      <text:p text:style-name="P78"/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uk" fo:country="UA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1666in" fo:margin-bottom="0.0833in"/>
      <style:text-properties style:font-name-asian="Times New Roman" style:font-name-complex="Times New Roman" fo:font-weight="bold" style:font-weight-asian="bold" fo:text-transform="uppercase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666in" fo:margin-bottom="0.0833in" fo:margin-left="0.3937in" fo:text-indent="0in">
        <style:tab-stops/>
      </style:paragraph-properties>
      <style:text-properties style:font-name-asian="Times New Roman" style:font-name-complex="Times New Roman" fo:font-weight="bold" style:font-weight-asian="bold" style:font-size-complex="13pt" fo:hyphenate="false"/>
    </style:style>
    <style:style style:name="Обычный" style:display-name="Обычный" style:family="paragraph">
      <style:paragraph-properties fo:text-align="justify" fo:margin-bottom="0in" fo:line-height="150%" fo:text-indent="0.3937in"/>
      <style:text-properties style:font-name="Times New Roman" fo:font-size="14pt" style:font-size-asian="14pt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text-transform="uppercase" fo:font-size="16pt" style:font-size-asian="16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4pt" style:font-size-asian="14pt" style:font-size-complex="13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text-align="start" fo:margin-bottom="0in" fo:line-height="107%" fo:text-indent="0in"/>
      <style:text-properties style:font-name="Calibri Light" fo:font-weight="normal" style:font-weight-asian="normal" fo:text-transform="none" fo:color="#2E74B5" style:language-asian="uk" style:country-asian="UA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text-align="start" fo:margin-bottom="0.0694in">
        <style:tab-stops>
          <style:tab-stop style:type="left" style:position="0.3055in"/>
          <style:tab-stop style:type="right" style:leader-style="dotted" style:leader-text="." style:position="6.6868in"/>
        </style:tab-stops>
      </style:paragraph-properties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944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0.984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Ликов Роман Станіславович</meta:initial-creator>
    <dc:creator>Ликов Роман Станіславович</dc:creator>
    <meta:creation-date>2013-06-23T13:44:00Z</meta:creation-date>
    <dc:date>2013-06-23T15:34:00Z</dc:date>
    <meta:template xlink:href="Normal.dotm" xlink:type="simple"/>
    <meta:editing-cycles>8</meta:editing-cycles>
    <meta:editing-duration>PT6600S</meta:editing-duration>
    <meta:document-statistic meta:page-count="3" meta:paragraph-count="7" meta:word-count="2239" meta:character-count="3509" meta:row-count="10" meta:non-whitespace-character-count="1277"/>
  </office:meta>
</office:document-meta>
</file>